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e40" officeooo:paragraph-rsid="000cc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Çalışmaya Başladığım Tarih: 11 Eylül 2023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5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5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5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08:29:07.829000000</meta:creation-date>
    <dc:date>2023-09-12T08:29:33.015000000</dc:date>
    <meta:editing-duration>PT26S</meta:editing-duration>
    <meta:editing-cycles>1</meta:editing-cycles>
    <meta:document-statistic meta:table-count="0" meta:image-count="0" meta:object-count="0" meta:page-count="1" meta:paragraph-count="1" meta:word-count="7" meta:character-count="46" meta:non-whitespace-character-count="40"/>
    <meta:generator>LibreOffice/7.5.5.2$Windows_X86_64 LibreOffice_project/ca8fe7424262805f223b9a2334bc7181abbcbf5e</meta:generator>
  </office:meta>
</office:document-meta>
</file>